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Lohit Devanagari1" svg:font-family="'Lohit Devanagari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21.342cm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25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subtitle">
      <style:graphic-properties draw:fill-color="#ffffff" draw:auto-grow-height="true" fo:min-height="14cm"/>
    </style:style>
    <style:style style:name="pr6" style:family="presentation" style:parent-style-name="Midnightblue-subtitle">
      <style:graphic-properties draw:fill-color="#ffffff" fo:min-height="12.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language="fr" fo:country="FR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Light" fo:font-size="16pt" fo:font-style="normal" fo:text-shadow="none" style:text-underline-style="none" style:letter-kerning="true" style:font-name-asian="源ノ角ゴシック Light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Light" fo:font-size="16pt" fo:font-style="normal" fo:text-shadow="none" style:text-underline-style="none" fo:font-weight="bold" style:letter-kerning="true" style:font-name-asian="源ノ角ゴシック Light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Light" fo:font-size="16pt" fo:font-style="normal" fo:text-shadow="none" style:text-underline-style="none" fo:font-weight="250" style:letter-kerning="true" style:font-name-asian="源ノ角ゴシック Light" style:font-size-asian="16pt" style:font-style-asian="normal" style:font-weight-asian="250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ES MÉTIERS DE L’INFORMATIQUE</text:p>
          </draw:text-box>
        </draw:frame>
        <draw:frame draw:style-name="gr1" draw:text-style-name="P1" draw:layer="layout" svg:width="21.842cm" svg:height="7.621cm" svg:x="2.833cm" svg:y="7.802cm">
          <draw:text-box>
            <text:p/>
            <text:p><text:s text:c="3"/>1. Mourtalla Ngom</text:p>
            <text:p/>
            <text:p><text:s text:c="3"/>2. Djibril Sow</text:p>
            <text:p/>
            <text:p><text:s text:c="3"/>3. Marie Florence Mendy</text:p>
            <text:p/>
            <text:p><text:s text:c="3"/>4.<text:tab/> Aissatou Ka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dministrateur de base de données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3"><text:s text:c="2"/><text:span text:style-name="T1"><text:s text:c="2"/></text:span><text:span text:style-name="T1">Compétences en programme informatique</text:span></text:p>
            <text:p text:style-name="P3"><text:span text:style-name="T1"><text:s text:c="4"/></text:span><text:span text:style-name="T1">Maîtrise des logiciels de système de gestion de base de </text:span><text:span text:style-name="T1"><text:tab/></text:span><text:span text:style-name="T1"><text:tab/></text:span><text:span text:style-name="T1"> <text:s text:c="6"/></text:span><text:span text:style-name="T1">donnée </text:span></text:p>
            <text:p text:style-name="P3"><text:span text:style-name="T1"><text:s text:c="4"/></text:span><text:span text:style-name="T1">Connaître l’activité de l’entreprise </text:span></text:p>
            <text:p text:style-name="P3"><text:span text:style-name="T1"><text:s text:c="4"/></text:span><text:span text:style-name="T1">Écoute paragogique</text:span> 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list text:style-name="L1">
              <text:list-header>
                <text:p text:style-name="P5">Administrateur système et réseau</text:p>
              </text:list-header>
            </text:list>
          </draw:text-box>
        </draw:frame>
        <draw:frame presentation:style-name="pr5" draw:text-style-name="P6" draw:layer="layout" svg:width="26cm" svg:height="14cm" svg:x="1cm" svg:y="5.5cm" presentation:class="subtitle">
          <draw:text-box>
            <text:list text:style-name="L1">
              <text:list-item>
                <text:p text:style-name="P5"><text:span text:style-name="T1">Chargé de la mise en place et de la configuration des différents réseaux <text:s text:c="15"/></text:span></text:p>
              </text:list-item>
              <text:list-item>
                <text:p text:style-name="P5"><text:span text:style-name="T1">Technicien polyvalent</text:span>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/>DÉVELOPPEUR WEB ET MOBILES </text:p>
          </draw:text-box>
        </draw:frame>
        <draw:frame presentation:style-name="pr6" draw:text-style-name="P4" draw:layer="layout" svg:width="25.5cm" svg:height="12.75cm" svg:x="0.77cm" svg:y="6.075cm" presentation:class="subtitle" presentation:user-transformed="true">
          <draw:text-box>
            <text:p><text:s text:c="2"/></text:p>
            <text:p><text:s/></text:p>
            <text:p><text:s text:c="3"/><text:span text:style-name="T1"><text:s/></text:span><text:span text:style-name="T1">Connaître les concepts de programmation </text:span></text:p>
            <text:p><text:span text:style-name="T1"><text:s text:c="4"/></text:span><text:span text:style-name="T1">Maîtrise des langages de programmations </text:span></text:p>
            <text:p><text:span text:style-name="T2"><text:s text:c="4"/></text:span><text:span text:style-name="T2">Maîtrise des outils de CMS, FRAMEWORK,,,</text:span></text:p>
            <text:p><text:span text:style-name="T1"><text:s text:c="4"/></text:span><text:span text:style-name="T1">Concevoir et développer un site from Scratch</text:span></text:p>
            <text:p><text:span text:style-name="T1"><text:s text:c="4"/></text:span><text:span text:style-name="T1">S’autoformer créatif imaginatif</text:span></text:p>
            <text:p><text:s text:c="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GÉNIEURS LOGICIELS </text:p>
          </draw:text-box>
        </draw:frame>
        <draw:frame presentation:style-name="pr5" draw:text-style-name="P4" draw:layer="layout" svg:width="26cm" svg:height="14cm" svg:x="1cm" svg:y="5.5cm" presentation:class="subtitle">
          <draw:text-box>
            <text:p><text:s text:c="2"/></text:p>
            <text:p><text:s text:c="3"/></text:p>
            <text:p><text:s text:c="4"/><text:span text:style-name="T1">Application informatique </text:span></text:p>
            <text:p><text:span text:style-name="T1"><text:s text:c="4"/></text:span><text:span text:style-name="T1">Travail en groupe</text:span></text:p>
            <text:p><text:span text:style-name="T1">Conception </text:span></text:p>
            <text:p><text:span text:style-name="T1"><text:s text:c="4"/></text:span><text:span text:style-name="T1">Organisation rigueur et adaptation </text:span></text:p>
            <text:p><text:span text:style-name="T1"><text:s text:c="4"/></text:span><text:span text:style-name="T1">Maîtrise des différents langages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 text:c="3"/>MAINTENANCE INFORMATIQUE</text:p>
          </draw:text-box>
        </draw:frame>
        <draw:frame presentation:style-name="pr5" draw:text-style-name="P4" draw:layer="layout" svg:width="26cm" svg:height="14cm" svg:x="1cm" svg:y="5.5cm" presentation:class="subtitle">
          <draw:text-box>
            <text:p><text:s/></text:p>
            <text:p><text:s text:c="2"/></text:p>
            <text:p><text:s text:c="4"/><text:span text:style-name="T1">Installation de nouveaux équipements </text:span></text:p>
            <text:p><text:span text:style-name="T1"><text:s text:c="4"/></text:span><text:span text:style-name="T1">Réparation de panne informatique </text:span></text:p>
            <text:p><text:span text:style-name="T1"><text:s text:c="4"/></text:span><text:span text:style-name="T1">Réalisation et diagnostic 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text:style-name="P3"><text:s text:c="2"/>Outils Informatiques</text:p>
          </draw:text-box>
        </draw:frame>
        <draw:frame presentation:style-name="pr6" draw:text-style-name="P4" draw:layer="layout" svg:width="25.5cm" svg:height="16.34cm" svg:x="1cm" svg:y="5.741cm" presentation:class="subtitle" presentation:user-transformed="true">
          <draw:text-box>
            <text:p><text:s/></text:p>
            <text:p><text:span text:style-name="T3"><text:s text:c="2"/></text:span><text:span text:style-name="T3">1. Ordinateur : <text:s/></text:span><text:span text:style-name="T4">machine modulable et universelle qui peut être adaptée à de nombreuses tâches par ajout de matériel ou de logiciel. Un système embarqué est un appareil équipé de matériel et de logiciel </text:span><text:span text:style-name="T5">informatique</text:span><text:span text:style-name="T6">, et assigné à une tâche bien précise.</text:span></text:p>
            <text:p><text:span text:style-name="T6"/></text:p>
            <text:p><text:span text:style-name="T3">2 .</text:span><text:span text:style-name="T3"><text:tab/></text:span><text:span text:style-name="T3">Comme système d’exploitation </text:span><text:span text:style-name="T7">linux</text:span></text:p>
            <text:p><text:span text:style-name="T3"/></text:p>
            <text:p><text:span text:style-name="T3">3 .</text:span><text:span text:style-name="T3"><text:tab/></text:span><text:span text:style-name="T3">Comme logiciel de bureautique  </text:span><text:span text:style-name="T7">libre office, Microsoft office</text:span></text:p>
            <text:p><text:span text:style-name="T3"/></text:p>
            <text:p><text:span text:style-name="T3">4.</text:span><text:span text:style-name="T3"><text:tab/></text:span><text:span text:style-name="T3">Comme navigateur web </text:span><text:span text:style-name="T7">Firefox</text:span></text:p>
            <text:p><text:span text:style-name="T3"/></text:p>
            <text:p><text:span text:style-name="T3">5.</text:span><text:span text:style-name="T3"><text:tab/></text:span><text:span text:style-name="T3">Comme lecteur de courriels <text:s/></text:span><text:span text:style-name="T7">gmail </text:span></text:p>
            <text:p><text:span text:style-name="T3"/></text:p>
            <text:p><text:span text:style-name="T3">6.</text:span><text:span text:style-name="T3"><text:tab/></text:span><text:span text:style-name="T3">Comme dépôts en lignes </text:span><text:span text:style-name="T7">github</text:span></text:p>
            <text:p><text:span text:style-name="T7"/></text:p>
            <text:p><text:span text:style-name="T8">7.</text:span><text:span text:style-name="T8"><text:tab/></text:span><text:span text:style-name="T8">Comme éditeur de code </text:span><text:span text:style-name="T7">sublime text, eclipse etc</text:span><text:span text:style-name="T8">.</text:span></text:p>
            <text:p><text:span text:style-name="T8"/></text:p>
            <text:p><text:span text:style-name="T8">8.</text:span><text:span text:style-name="T8"><text:tab/></text:span><text:span text:style-name="T8">Serveur</text:span></text:p>
            <text:p><text:span text:style-name="T8"/></text:p>
            <text:p>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Lohit Devanagari1" svg:font-family="'Lohit Devanagari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style:text-properties style:use-window-font-color="true" fo:font-size="14pt" style:font-size-asian="14pt" style:font-size-complex="14pt"/>
    </style:style>
    <style:style style:name="MP19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0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6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13" draw:layer="backgroundobjects" svg:width="8cm" svg:height="1cm" svg:x="1cm" svg:y="20cm" presentation:class="date-time">
        <draw:text-box>
          <text:p text:style-name="MP12"><text:span text:style-name="MT3"><presentation:date-time/></text:span></text:p>
        </draw:text-box>
      </draw:frame>
      <draw:frame presentation:style-name="Mpr17" draw:text-style-name="MP13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7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2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2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2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2:20:31.398430279</meta:creation-date>
    <meta:editing-duration>PT47M40S</meta:editing-duration>
    <meta:editing-cycles>14</meta:editing-cycles>
    <meta:generator>LibreOffice/5.4.2.2$Linux_X86_64 LibreOffice_project/40m0$Build-2</meta:generator>
    <dc:date>2018-03-26T13:39:18.775206322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